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257a" officeooo:paragraph-rsid="0013257a"/>
    </style:style>
    <style:style style:name="P2" style:family="paragraph" style:parent-style-name="Standard">
      <style:text-properties fo:font-weight="bold" officeooo:rsid="0013257a" officeooo:paragraph-rsid="0013257a" style:font-weight-asian="bold" style:font-weight-complex="bold"/>
    </style:style>
    <style:style style:name="P3" style:family="paragraph" style:parent-style-name="Standard">
      <style:text-properties officeooo:rsid="0014a054" officeooo:paragraph-rsid="0014a054"/>
    </style:style>
    <style:style style:name="P4" style:family="paragraph" style:parent-style-name="Standard">
      <style:text-properties officeooo:rsid="0017cb01" officeooo:paragraph-rsid="0017cb01"/>
    </style:style>
    <style:style style:name="P5" style:family="paragraph" style:parent-style-name="Standard">
      <style:text-properties officeooo:rsid="00194668" officeooo:paragraph-rsid="00194668"/>
    </style:style>
    <style:style style:name="P6" style:family="paragraph" style:parent-style-name="Standard">
      <style:text-properties officeooo:rsid="0019e581" officeooo:paragraph-rsid="0019e581"/>
    </style:style>
    <style:style style:name="P7" style:family="paragraph" style:parent-style-name="Standard">
      <style:text-properties officeooo:rsid="001b1a48" officeooo:paragraph-rsid="001b1a48"/>
    </style:style>
    <style:style style:name="T1" style:family="text">
      <style:text-properties officeooo:rsid="0014a054"/>
    </style:style>
    <style:style style:name="T2" style:family="text">
      <style:text-properties officeooo:rsid="001646f0"/>
    </style:style>
    <style:style style:name="T3" style:family="text">
      <style:text-properties officeooo:rsid="00194668"/>
    </style:style>
    <style:style style:name="T4" style:family="text">
      <style:text-properties officeooo:rsid="0019e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Notation</text:p>
      <text:p text:style-name="P1"/>
      <text:p text:style-name="P1"/>
      <text:p text:style-name="P1">1.1</text:p>
      <text:p text:style-name="P1"/>
      <text:p text:style-name="P1">Infix: <text:s/>Operatoren befinden sich zwischen den Operanten</text:p>
      <text:p text:style-name="P1">Präfix: Operatoren befinden sich vor den Operanten</text:p>
      <text:p text:style-name="P1"/>
      <text:p text:style-name="P1">Vor-Nachteile:</text:p>
      <text:p text:style-name="P1"/>
      <text:p text:style-name="P1">Infix ist intuitiver</text:p>
      <text:p text:style-name="P1">Präfix lässt einfacher erkennen um was für eine Operation es sich handelt. <text:span text:style-name="T3">Bei vielen Operanten muss in der präfix-Notation nur ein operant vorne angegeben werden.</text:span></text:p>
      <text:p text:style-name="P1"/>
      <text:p text:style-name="P1">Racket verwendet Präfix</text:p>
      <text:p text:style-name="P1"/>
      <text:p text:style-name="P1"/>
      <text:p text:style-name="P1">1.2</text:p>
      <text:p text:style-name="P1"/>
      <text:p text:style-name="P1"><text:span text:style-name="T1">1. 16</text:span></text:p>
      <text:p text:style-name="P3">2. <text:span text:style-name="T2">0.999999.. ist eig 1 → float operation</text:span></text:p>
      <text:p text:style-name="P3">3. Error: divided by 0</text:p>
      <text:p text:style-name="P3"/>
      <text:p text:style-name="P3"/>
      <text:p text:style-name="P4">1.3</text:p>
      <text:p text:style-name="P4"/>
      <text:p text:style-name="P5">1. (+ 1 4) = 5</text:p>
      <text:p text:style-name="P5">2. (<text:span text:style-name="T4">+ 1 4 3 6) = 14</text:span></text:p>
      <text:p text:style-name="P6">3. (- 3 4 5) = -6</text:p>
      <text:p text:style-name="P6">4. (/ (+ (* 1 4) (* 5 6)) (+ 3 6 (* 4 5))) = 34/29</text:p>
      <text:p text:style-name="P6">5. <text:tab/>(define x 3)</text:p>
      <text:p text:style-name="P6"><text:tab/>(/ (sin x) (cos x))</text:p>
      <text:p text:style-name="P6"><text:tab/>= <text:s/>-0.1425465430742778</text:p>
      <text:p text:style-name="P7">6.<text:tab/>(- 1 (* (sin x) (sin x)))</text:p>
      <text:p text:style-name="P7"><text:tab/>0.9800851433251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35:56.957857162</meta:creation-date>
    <dc:date>2019-10-23T13:49:57.405648455</dc:date>
    <meta:editing-duration>PT14M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24" meta:character-count="617" meta:non-whitespace-character-count="509"/>
  </office:meta>
</office:document-meta>
</file>